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83F57850A7A5063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85cm, 0.942cm, 14.985cm, 2.14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55cm" svg:height="20.2cm" svg:x="0.974cm" svg:y="1.991cm">
          <draw:image xlink:href="Pictures/10000000000005E8000007E083F57850A7A5063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8:28.427738265</dc:date>
    <meta:editing-duration>PT3M4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